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3"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0"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1"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2"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3"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5"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26"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27"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28"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29"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30"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31"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32"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33"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2">R</text:span><text:span text:style-name="T4">oss </text:span><text:span text:style-name="T3">laid on the couch, drank cold coffee, looked at </text:span><text:span text:style-name="T4">his</text:span><text:span text:style-name="T3"> phone.</text:span><text:span text:style-name="T14">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off on the side of the road, picked berries, continued on, stopped at a BBQ joint, ate, took some to go, drove to Downing. Hannah napped and Ross emailed Morgan’s Comics about a job opening.</text:p>
      <text:p text:style-name="P9"><text:s text:c="3"/>At six, they drove to the Tunnel Road Ingles, then Liz’s house,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made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d a lot to do, and his presence is too calming. He scarfed two pancakes, drove up to Meyers, heard from Tony about how many trash bags of dead flies he had gathered in the basement, sat at the computer, wrote in his journal.</text:span><text:span text:style-name="T13">1121</text:span><text:span text:style-name="T1"> </text:span></text:p>
      <text:p text:style-name="P5"><text:span text:style-name="T1"><text:s text:c="3"/></text:span><text:span text:style-name="T6">Ross took a shower/shaved, laid in bed a while, got dressed, drove to Downing, put monitors, mic stand, guitar, Fishman into the Camry, drove to </text:span><text:span text:style-name="T7">the Brew Pump. Ross got Gas/hope waters whiles Hannah went across the street for rosemary chicken salad. </text:span><text:span text:style-name="T6">Hannah was feeling anxious. They got coffee </text:span><text:span text:style-name="T7">in Sylva</text:span><text:span text:style-name="T6">, continued to exit 74, realized they actually wanted exit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an alarm as well. She said she had one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3">624</text:span><text:span text:style-name="T1"> </text:span></text:p>
      <text:p text:style-name="P13"><text:span text:style-name="T1"><text:s text:c="3"/></text:span><text:span text:style-name="T8">Kamaka ran UBRS </text:span><text:span text:style-name="T10">with LTD</text:span><text:span text:style-name="T8">.</text:span><text:span text:style-name="T15">752</text:span></text:p>
      <text:p text:style-name="P13"><text:span text:style-name="T8"><text:s text:c="3"/></text:span><text:span text:style-name="T9">Ross looked at Instagram.</text:span><text:span text:style-name="T16">829</text:span><text:span text:style-name="T9"> </text:span></text:p>
      <text:p text:style-name="P13"><text:span text:style-name="T9"><text:s text:c="3"/></text:span><text:span text:style-name="T10">Tokup ran BRD with Pughouse, winning nothing.</text:span><text:span text:style-name="T17">1009</text:span></text:p>
      <text:p text:style-name="P13"><text:span text:style-name="T10"/></text:p>
      <text:p text:style-name="P14"><text:span text:style-name="T1">vii.vii</text:span></text:p>
      <text:p text:style-name="P14"><text:span text:style-name="T1"/></text:p>
      <text:p text:style-name="P15"><text:span text:style-name="T1">Ross wrote on his phone:</text:span></text:p>
      <text:p text:style-name="P1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 on my phone.</text:span><text:span text:style-name="T18">1152</text:span></text:p>
      <text:p text:style-name="P1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8">1201</text:span></text:p>
      <text:p text:style-name="P15"><text:span text:style-name="T11"><text:s text:c="3"/>I walked up the hill, sat at the next bus stop, had a text from Hannah, "Good morning sweet pea! Hope your day is good"</text:span></text:p>
      <text:p text:style-name="P15"><text:span text:style-name="T11"><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1"><text:s text:c="3"/>But yes, it has been good and I hope yours is too" </text:span><text:span text:style-name="T18">1211</text:span></text:p>
      <text:p text:style-name="P15"><text:span text:style-name="T11"><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1"><text:s text:c="3"/>"I hope you are okay sweet pea! I am glad you are safe," she said.</text:span></text:p>
      <text:p text:style-name="P15"><text:span text:style-name="T11"><text:s text:c="3"/>I said, "Yeah just a lil rush of adrenaline/anger. I'm arriving at the bank now and I love you so much" </text:span><text:span text:style-name="T18">1240</text:span></text:p>
      <text:p text:style-name="P15"><text:span text:style-name="T11"><text:s text:c="3"/>I went into the bank, deposited $250 from the Stacoah gig, walked west on College, turned right at Rankin, sat on the sidewalk for a second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1"><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1"><text:s text:c="3"/>He said, "Heck yeah bud! Glad yall had a good time. I do wanna get that stuff figured out for live band." </text:span><text:span text:style-name="T18">112</text:span></text:p>
      <text:p text:style-name="P15"><text:span text:style-name="T11"><text:s text:c="3"/>I settled up with Dave, paid a week of rent, walked to Malaprops, looked for a journal, walked to the library, which was closed. I cut across to Battery Park, the indoor restroom, took a seat.</text:span><text:span text:style-name="T18">145</text:span></text:p>
      <text:p text:style-name="P15"><text:span text:style-name="T18"/></text:p>
      <text:p text:style-name="P16"><text:span text:style-name="T25">Ross walked out of </text:span><text:span text:style-name="T29">sat</text:span><text:span text:style-name="T25">, stopped at the Clingman bus stop, did a chess puzzle, went across the bridge </text:span><text:span text:style-name="T29">to the</text:span><text:span text:style-name="T25"> next stop, did another puzzle, walked up the hill. It started to rain. He tried to wait it out at Taco Billy, but, </text:span><text:span text:style-name="T29">once the weather app</text:span><text:span text:style-name="T25"> finally updated, he summon</text:span><text:span text:style-name="T29">ed</text:span><text:span text:style-name="T25"> an Uber, rode to Meyers, got debriefed by Stephen, sat at the computer, wrote,</text:span><text:span text:style-name="T19">328</text:span><text:span text:style-name="T25"> </text:span><text:soft-page-break/><text:span text:style-name="T26">made his bed, cooked noodles,</text:span><text:span text:style-name="T20">351</text:span><text:span text:style-name="T27"> </text:span><text:span text:style-name="T29">laid</text:span><text:span text:style-name="T27"> in bed, clean</text:span><text:span text:style-name="T29">ed</text:span><text:span text:style-name="T27"> his room, heard from Stephen that Tony had possibly been shitting in the sink,</text:span><text:span text:style-name="T21">446</text:span><text:span text:style-name="T28"> talked to Hannah, took a bath,</text:span><text:span text:style-name="T22">545</text:span><text:span text:style-name="T28"> </text:span><text:span text:style-name="T30">updated his website, </text:span><text:span text:style-name="T31">made a cup of coffee</text:span><text:span text:style-name="T30">.</text:span><text:span text:style-name="T23">62</text:span><text:span text:style-name="T24">4 </text:span></text:p>
      <text:p text:style-name="P16"><text:span text:style-name="T32"><text:s text:c="3"/></text:span><text:span text:style-name="T33">Ross walked to Ingles, bought grapes, pizza, hop water, went down to Downing, looked at his phone on the couch while Hannah fluttered about, made pizza, ate while watching Throw Down, made love, went to sleep.</text:span></text:p>
      <text:p text:style-name="P16"><text:span text:style-name="T33"/></text:p>
      <text:p text:style-name="P17"><text:span text:style-name="T25">vii.viii</text:span></text:p>
      <text:p text:style-name="P17"><text:span text:style-name="T25"/></text:p>
      <text:p text:style-name="P17"><text:span text:style-name="T25">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19">842</text:span><text:span text:style-name="T2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08T08:42:06.094899692</dc:date>
    <meta:editing-duration>P260DT4H44M4S</meta:editing-duration>
    <meta:editing-cycles>1631</meta:editing-cycles>
    <meta:generator>LibreOffice/24.2.5.2$MacOSX_X86_64 LibreOffice_project/bffef4ea93e59bebbeaf7f431bb02b1a39ee8a59</meta:generator>
    <meta:print-date>2025-07-03T16:22:20.494720624</meta:print-date>
    <meta:document-statistic meta:table-count="0" meta:image-count="0" meta:object-count="0" meta:page-count="5" meta:paragraph-count="38" meta:word-count="1341" meta:character-count="7395" meta:non-whitespace-character-count="6009"/>
  </office:meta>
</office:document-meta>
</file>